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DejaVu Sans Mono" svg:font-family="'DejaVu Sans Mono'"/>
    <style:font-face style:name="OpenSymbol1" svg:font-family="OpenSymbol, 'Arial Unicode MS'"/>
    <style:font-face style:name="DejaVu Sans Mono1" svg:font-family="'DejaVu Sans Mono'" style:font-family-generic="modern"/>
    <style:font-face style:name="Liberation Mono" svg:font-family="'Liberation Mono', 'Courier New'" style:font-family-generic="modern"/>
    <style:font-face style:name="Arial" svg:font-family="Arial, Helvetica" style:font-family-generic="swiss"/>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44in" table:align="left" style:writing-mode="lr-tb"/>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326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6944in" table:align="left" style:writing-mode="lr-tb"/>
    </style:style>
    <style:style style:name="Table2.A" style:family="table-column">
      <style:table-column-properties style:column-width="3.3465in"/>
    </style:style>
    <style:style style:name="Table2.B" style:family="table-column">
      <style:table-column-properties style:column-width="3.3479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B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6944in" table:align="left" style:writing-mode="lr-tb"/>
    </style:style>
    <style:style style:name="Table3.A" style:family="table-column">
      <style:table-column-properties style:column-width="3.3465in"/>
    </style:style>
    <style:style style:name="Table3.B" style:family="table-column">
      <style:table-column-properties style:column-width="3.3479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B1" style:family="table-cell">
      <style:table-cell-properties style:vertical-align="top" fo:padding="0.0382in" fo:border="0.1pt solid #000000" style:writing-mode="lr-tb"/>
    </style:style>
    <style:style style:name="Table3.A2" style:family="table-cell">
      <style:table-cell-properties style:vertical-align="top" fo:padding="0.0382in" fo:border-left="0.1pt solid #000000" fo:border-right="none" fo:border-top="none" fo:border-bottom="0.1pt solid #000000" style:writing-mode="lr-tb"/>
    </style:style>
    <style:style style:name="Table3.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Text_20_body">
      <style:text-properties officeooo:rsid="0009cb0e" officeooo:paragraph-rsid="0009cb0e"/>
    </style:style>
    <style:style style:name="P2" style:family="paragraph" style:parent-style-name="Text_20_body">
      <style:text-properties officeooo:paragraph-rsid="0009cb0e"/>
    </style:style>
    <style:style style:name="P3" style:family="paragraph" style:parent-style-name="Text_20_body">
      <style:text-properties officeooo:rsid="0009e0fa" officeooo:paragraph-rsid="000c5bba"/>
    </style:style>
    <style:style style:name="P4" style:family="paragraph" style:parent-style-name="Text_20_body">
      <style:text-properties officeooo:rsid="000b2f9c" officeooo:paragraph-rsid="000b2f9c"/>
    </style:style>
    <style:style style:name="P5" style:family="paragraph" style:parent-style-name="Text_20_body">
      <style:text-properties officeooo:rsid="000b2f9c" officeooo:paragraph-rsid="000d8d90"/>
    </style:style>
    <style:style style:name="P6" style:family="paragraph" style:parent-style-name="Text_20_body">
      <style:text-properties officeooo:rsid="000d8d90" officeooo:paragraph-rsid="000d8d90"/>
    </style:style>
    <style:style style:name="P7" style:family="paragraph" style:parent-style-name="Text_20_body">
      <style:paragraph-properties fo:break-before="page"/>
      <style:text-properties officeooo:rsid="0009cb0e" officeooo:paragraph-rsid="0009cb0e"/>
    </style:style>
    <style:style style:name="P8" style:family="paragraph" style:parent-style-name="Title">
      <style:text-properties officeooo:rsid="00096296" officeooo:paragraph-rsid="00096296"/>
    </style:style>
    <style:style style:name="P9" style:family="paragraph" style:parent-style-name="Text_20_body" style:list-style-name="L1">
      <style:text-properties officeooo:rsid="0009cb0e" officeooo:paragraph-rsid="0009cb0e"/>
    </style:style>
    <style:style style:name="P10" style:family="paragraph" style:parent-style-name="Text_20_body">
      <style:text-properties officeooo:rsid="0009cb0e" officeooo:paragraph-rsid="001178d0"/>
    </style:style>
    <style:style style:name="P11" style:family="paragraph" style:parent-style-name="Text_20_body" style:list-style-name="L2">
      <style:text-properties officeooo:rsid="000d8d90" officeooo:paragraph-rsid="000d8d90"/>
    </style:style>
    <style:style style:name="P12" style:family="paragraph" style:parent-style-name="Text_20_body">
      <style:text-properties fo:font-variant="normal" fo:text-transform="none" fo:color="#222222" style:font-name="Arial" fo:font-size="10pt" fo:letter-spacing="normal" fo:font-style="normal" fo:font-weight="normal" officeooo:paragraph-rsid="001178d0" style:font-size-asian="10pt" style:font-style-asian="normal" style:font-weight-asian="normal" style:font-name-complex="Arial"/>
    </style:style>
    <style:style style:name="P13" style:family="paragraph" style:parent-style-name="Text_20_body">
      <style:text-properties officeooo:paragraph-rsid="001178d0"/>
    </style:style>
    <style:style style:name="P14" style:family="paragraph" style:parent-style-name="Text_20_body">
      <style:text-properties officeooo:rsid="000c5bba" officeooo:paragraph-rsid="001178d0"/>
    </style:style>
    <style:style style:name="P15" style:family="paragraph" style:parent-style-name="Text_20_body">
      <style:text-properties officeooo:rsid="00101ee7" officeooo:paragraph-rsid="001178d0"/>
    </style:style>
    <style:style style:name="P16" style:family="paragraph" style:parent-style-name="Text_20_body" style:list-style-name="WW8Num4">
      <style:text-properties officeooo:paragraph-rsid="001178d0"/>
    </style:style>
    <style:style style:name="P17" style:family="paragraph" style:parent-style-name="Text_20_body">
      <style:paragraph-properties fo:margin-top="0in" fo:margin-bottom="0.0972in" loext:contextual-spacing="false"/>
      <style:text-properties officeooo:rsid="00101ee7" officeooo:paragraph-rsid="001178d0"/>
    </style:style>
    <style:style style:name="P18" style:family="paragraph" style:parent-style-name="Heading_20_1">
      <style:text-properties officeooo:rsid="0009cb0e" officeooo:paragraph-rsid="0009cb0e"/>
    </style:style>
    <style:style style:name="P19" style:family="paragraph" style:parent-style-name="Heading_20_1">
      <style:text-properties officeooo:rsid="0009e0fa" officeooo:paragraph-rsid="0009e0fa"/>
    </style:style>
    <style:style style:name="P20" style:family="paragraph" style:parent-style-name="Heading_20_1">
      <style:text-properties officeooo:paragraph-rsid="001178d0"/>
    </style:style>
    <style:style style:name="P21" style:family="paragraph" style:parent-style-name="Preformatted_20_Text">
      <style:text-properties officeooo:paragraph-rsid="001178d0"/>
    </style:style>
    <style:style style:name="P22" style:family="paragraph" style:parent-style-name="Preformatted_20_Text">
      <style:text-properties officeooo:paragraph-rsid="001178d0"/>
    </style:style>
    <style:style style:name="P23" style:family="paragraph" style:parent-style-name="Preformatted_20_Text">
      <style:paragraph-properties fo:margin-top="0in" fo:margin-bottom="0.1965in" loext:contextual-spacing="false"/>
      <style:text-properties officeooo:paragraph-rsid="001178d0"/>
    </style:style>
    <style:style style:name="P24" style:family="paragraph" style:parent-style-name="Table_20_Contents">
      <style:paragraph-properties style:snap-to-layout-grid="false"/>
      <style:text-properties officeooo:paragraph-rsid="001178d0"/>
    </style:style>
    <style:style style:name="P25" style:family="paragraph" style:parent-style-name="Table_20_Contents">
      <style:paragraph-properties fo:text-align="center" style:justify-single-word="false"/>
      <style:text-properties fo:font-weight="bold" officeooo:paragraph-rsid="001178d0" style:font-weight-asian="bold" style:font-weight-complex="bold"/>
    </style:style>
    <style:style style:name="P26" style:family="paragraph" style:parent-style-name="Table_20_Contents">
      <style:paragraph-properties fo:text-align="end" style:justify-single-word="false"/>
      <style:text-properties officeooo:paragraph-rsid="001178d0"/>
    </style:style>
    <style:style style:name="P27" style:family="paragraph" style:parent-style-name="Table_20_Contents">
      <style:text-properties officeooo:paragraph-rsid="001178d0"/>
    </style:style>
    <style:style style:name="P28" style:family="paragraph" style:parent-style-name="Table_20_Contents">
      <style:paragraph-properties fo:text-align="center" style:justify-single-word="false"/>
      <style:text-properties style:text-line-through-style="none" style:text-line-through-type="none" style:text-underline-style="none" fo:font-weight="bold" officeooo:paragraph-rsid="001178d0" style:font-weight-asian="bold" style:font-weight-complex="bold"/>
    </style:style>
    <style:style style:name="P29" style:family="paragraph">
      <style:paragraph-properties fo:margin-left="0in" fo:margin-right="0in" fo:margin-top="0in" fo:margin-bottom="0in" fo:line-height="100%" fo:text-align="start" fo:text-indent="0in" style:writing-mode="lr-tb"/>
    </style:style>
    <style:style style:name="P30" style:family="paragraph">
      <loext:graphic-properties draw:fill="solid" draw:fill-color="#7fff00"/>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00fff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center" fo:text-indent="0in" style:writing-mode="lr-tb"/>
    </style:style>
    <style:style style:name="P33" style:family="paragraph">
      <loext:graphic-properties draw:fill="solid" draw:fill-color="#007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007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00a8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003f4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ffff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ff7f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9cb0e"/>
    </style:style>
    <style:style style:name="T2" style:family="text">
      <style:text-properties officeooo:rsid="000c5bba"/>
    </style:style>
    <style:style style:name="T3" style:family="text">
      <style:text-properties officeooo:rsid="000d8d90"/>
    </style:style>
    <style:style style:name="T4" style:family="text">
      <style:text-properties officeooo:rsid="0011514c"/>
    </style:style>
    <style:style style:name="T5" style:family="text">
      <style:text-properties fo:font-variant="normal" fo:text-transform="none" fo:color="#000000" fo:letter-spacing="normal" fo:font-style="normal" fo:font-weight="normal" style:font-style-asian="normal" style:font-weight-asian="normal"/>
    </style:style>
    <style:style style:name="T6" style:family="text">
      <style:text-properties fo:color="#000000" style:font-name="DejaVu Sans Mono" fo:font-size="11.5pt" style:font-size-asian="11.5pt" style:font-name-complex="DejaVu Sans Mono"/>
    </style:style>
    <style:style style:name="T7" style:family="text">
      <style:text-properties fo:color="#000000" style:font-name="DejaVu Sans Mono" fo:font-size="11.5pt" style:font-size-asian="11.5pt" style:font-name-complex="DejaVu Sans Mono" fo:background-color="#ffffff"/>
    </style:style>
    <style:style style:name="T8" style:family="text">
      <style:text-properties fo:color="#000000" style:font-name-asian="Liberation Mono"/>
    </style:style>
    <style:style style:name="T9" style:family="text">
      <style:text-properties fo:color="#000080" style:font-name="DejaVu Sans Mono" fo:font-size="11.5pt" fo:font-weight="bold" style:font-size-asian="11.5pt" style:font-weight-asian="bold" style:font-name-complex="DejaVu Sans Mono" fo:background-color="#ffffff"/>
    </style:style>
    <style:style style:name="T10" style:family="text">
      <style:text-properties fo:color="#0000ff" style:font-name="DejaVu Sans Mono" fo:font-size="11.5pt" fo:font-weight="bold" style:font-size-asian="11.5pt" style:font-weight-asian="bold" style:font-name-complex="DejaVu Sans Mono" fo:background-color="#ffffff"/>
    </style:style>
    <style:style style:name="T11" style:family="text">
      <style:text-properties fo:color="#008000" style:font-name="DejaVu Sans Mono" fo:font-size="11.5pt" fo:font-weight="bold" style:font-size-asian="11.5pt" style:font-weight-asian="bold" style:font-name-complex="DejaVu Sans Mono" fo:background-color="#ffffff"/>
    </style:style>
    <style:style style:name="T12" style:family="text">
      <style:text-properties style:font-name="Liberation Serif1" style:font-name-complex="Liberation Serif1"/>
    </style:style>
    <style:style style:name="T1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fff00" draw:textarea-horizontal-align="justify" draw:textarea-vertical-align="top" draw:auto-grow-height="false" fo:min-height="1.6583in" fo:min-width="5.914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00ffff" draw:textarea-horizontal-align="justify" draw:textarea-vertical-align="top" draw:auto-grow-height="false" fo:min-height="2.5846in" fo:min-width="5.78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ed_20__28_var_29__20_5"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717in" fo:min-width="1.110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ed_20__28_var_29__20_6"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319in" fo:min-width="1.110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ed_20__28_var_29__20_7"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319in" fo:min-width="1.11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ed_20__28_var_29__20_8"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6102in" fo:min-width="1.1091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ed_20__28_var_29__20_9"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draw:stroke-dash="Dashed_20__28_var_29__20_10"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ed_20__28_var_29__20_11"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ed_20__28_var_29__20_12"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ed_20__28_var_29__20_13"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638in" fo:min-width="0.77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ed_20__28_var_29__20_14"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638in" fo:min-width="0.9409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ed_20__28_var_29__20_15"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638in" fo:min-width="0.940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16" svg:stroke-width="0in" svg:stroke-color="#3465a4" draw:marker-start="" draw:marker-start-width="0.0783in" draw:marker-start-center="false" draw:marker-end="" draw:marker-end-width="0.0783in" draw:marker-end-center="false" draw:fill="solid" draw:fill-color="#003f40" draw:textarea-horizontal-align="justify" draw:textarea-vertical-align="middle" draw:auto-grow-height="false" fo:min-height="0.6299in" fo:min-width="0.246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ed_20__28_var_29__20_17"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5717in" fo:min-width="1.9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18"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19"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20"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21" svg:stroke-width="0in" svg:stroke-color="#3465a4" draw:marker-start="" draw:marker-start-width="0.0783in" draw:marker-start-center="false" draw:marker-end="" draw:marker-end-width="0.0783in" draw:marker-end-center="false" draw:fill="solid" draw:fill-color="#ff7f00" draw:textarea-horizontal-align="justify" draw:textarea-vertical-align="middle" draw:auto-grow-height="false" fo:min-height="0.628in" fo:min-width="1.657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raud Detection <text:span text:style-name="T1">Design</text:span></text:p>
      <text:p text:style-name="P1">The following solution describes the Fraud Detection application which is part of the Hazelcast certificaton process. The solution is based on the skeleton given by Hazelcast. Nothing of the skeleton was subject of change for this solution.</text:p>
      <text:p text:style-name="P13">Enabling the HD Memory feature resulted in the following error message:</text:p>
      <text:p text:style-name="P12">java.lang.IllegalStateException: Offheap storage is not enabled! Please set 'hazelcast.elastic.memory.enabled' to true</text:p>
      <text:p text:style-name="P10">Therefore I upgraded the application from Hazelcast 3.5.1 to Hazelcast 3.8.2.</text:p>
      <text:h text:style-name="P18" text:outline-level="1">Overview</text:h>
      <text:p text:style-name="P2"><draw:g text:anchor-type="paragraph" draw:z-index="0" draw:name="Shape1" draw:style-name="gr1"><draw:custom-shape draw:style-name="gr2" draw:text-style-name="P30" svg:width="6.1122in" svg:height="1.7571in" svg:x="0.1772in" svg:y="3.6209in"><text:p text:style-name="P29"><text:span text:style-name="T13">Lines</text:span></text:p><draw:enhanced-geometry svg:viewBox="0 0 21600 21600" draw:type="rectangle" draw:enhanced-path="M 0 0 L 21600 0 21600 21600 0 21600 0 0 Z N"/></draw:custom-shape><draw:custom-shape draw:style-name="gr3" draw:text-style-name="P31" svg:width="5.9862in" svg:height="2.6835in" svg:x="0.1535in" svg:y="-0.0299in"><text:p text:style-name="P29"><text:span text:style-name="T13">Hazelcast </text:span><text:span text:style-name="T13">Cluster</text:span></text:p><draw:enhanced-geometry svg:viewBox="0 0 21600 21600" draw:type="rectangle" draw:enhanced-path="M 0 0 L 21600 0 21600 21600 0 21600 0 0 Z N"/></draw:custom-shape><draw:custom-shape draw:style-name="gr4" draw:text-style-name="P33" svg:width="1.3079in" svg:height="0.6705in" svg:x="2.4291in" svg:y="0.1681in"><text:p text:style-name="P32"><text:span text:style-name="T13">Node </text:span><text:span text:style-name="T13">1</text:span></text:p><draw:enhanced-geometry svg:viewBox="0 0 21600 21600" draw:type="rectangle" draw:enhanced-path="M 0 0 L 21600 0 21600 21600 0 21600 0 0 Z N"/></draw:custom-shape><draw:custom-shape draw:style-name="gr5" draw:text-style-name="P33" svg:width="1.3079in" svg:height="0.6307in" svg:x="4.5354in" svg:y="0.9972in"><text:p text:style-name="P32"><text:span text:style-name="T13">No</text:span><text:span text:style-name="T13">de </text:span><text:span text:style-name="T13">4</text:span></text:p><draw:enhanced-geometry svg:viewBox="0 0 21600 21600" draw:type="rectangle" draw:enhanced-path="M 0 0 L 21600 0 21600 21600 0 21600 0 0 Z N"/></draw:custom-shape><draw:custom-shape draw:style-name="gr6" draw:text-style-name="P33" svg:width="1.3079in" svg:height="0.6307in" svg:x="2.4291in" svg:y="1.8654in"><text:p text:style-name="P32"><text:span text:style-name="T13">Node </text:span><text:span text:style-name="T13">3</text:span></text:p><draw:enhanced-geometry svg:viewBox="0 0 21600 21600" draw:type="rectangle" draw:enhanced-path="M 0 0 L 21600 0 21600 21600 0 21600 0 0 Z N"/></draw:custom-shape><draw:custom-shape draw:style-name="gr7" draw:text-style-name="P33" svg:width="1.3067in" svg:height="0.7094in" svg:x="0.3646in" svg:y="0.9972in"><text:p text:style-name="P32"><text:span text:style-name="T13">Node 2</text:span></text:p><draw:enhanced-geometry svg:viewBox="0 0 21600 21600" draw:type="rectangle" draw:enhanced-path="M 0 0 L 21600 0 21600 21600 0 21600 0 0 Z N"/></draw:custom-shape><draw:connector draw:style-name="gr8" draw:text-style-name="P34" draw:type="line" svg:x1="4.1374in" svg:y1="0.4421in" svg:x2="4.6917in" svg:y2="0.828in" svg:d="M10509 1123l1408 980" svg:viewBox="0 0 1409 982"><text:p/></draw:connector><draw:connector draw:style-name="gr9" draw:text-style-name="P34" draw:type="line" svg:x1="4.1488in" svg:y1="2.2693in" svg:x2="4.8323in" svg:y2="1.8626in" svg:d="M10538 5764l1736-1033" svg:viewBox="0 0 1737 1035"><text:p/></draw:connector><draw:connector draw:style-name="gr10" draw:text-style-name="P34" draw:type="line" svg:x1="1.0598in" svg:y1="1.8535in" svg:x2="1.9909in" svg:y2="2.198in" svg:d="M2692 4708l2365 875" svg:viewBox="0 0 2367 877"><text:p/></draw:connector><draw:connector draw:style-name="gr11" draw:text-style-name="P34" draw:type="line" svg:x1="1.0051in" svg:y1="0.6957in" svg:x2="1.9713in" svg:y2="0.4008in" svg:d="M2553 1767l2454-749" svg:viewBox="0 0 2455 751"><text:p/></draw:connector><draw:custom-shape draw:style-name="gr12" draw:text-style-name="P35" svg:width="0.9697in" svg:height="1.263in" svg:x="0.4307in" svg:y="3.9492in"><text:p text:style-name="P32"><text:span text:style-name="T13">Server 1</text:span></text:p><draw:enhanced-geometry svg:viewBox="0 0 21600 21600" draw:type="rectangle" draw:enhanced-path="M 0 0 L 21600 0 21600 21600 0 21600 0 0 Z N"/></draw:custom-shape><draw:custom-shape draw:style-name="gr13" draw:text-style-name="P35" svg:width="1.1386in" svg:height="1.263in" svg:x="2.5591in" svg:y="3.9492in"><text:p text:style-name="P32"><text:span text:style-name="T13">Server 2</text:span></text:p><draw:enhanced-geometry svg:viewBox="0 0 21600 21600" draw:type="rectangle" draw:enhanced-path="M 0 0 L 21600 0 21600 21600 0 21600 0 0 Z N"/></draw:custom-shape><draw:custom-shape draw:style-name="gr14" draw:text-style-name="P35" svg:width="1.1378in" svg:height="1.263in" svg:x="4.6461in" svg:y="3.9492in"><text:p text:style-name="P32"><text:span text:style-name="T13">Server 3</text:span></text:p><draw:enhanced-geometry svg:viewBox="0 0 21600 21600" draw:type="rectangle" draw:enhanced-path="M 0 0 L 21600 0 21600 21600 0 21600 0 0 Z N"/></draw:custom-shape><draw:custom-shape draw:style-name="gr15" draw:text-style-name="P36" svg:width="0.887in" svg:height="0.9094in" svg:x="2.6815in" svg:y="2.6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37" svg:width="2.1087in" svg:height="0.6705in" svg:x="2.1071in" svg:y="6.048in"><text:p text:style-name="P32"><text:span text:style-name="T13">Load Balancer</text:span></text:p><draw:enhanced-geometry svg:viewBox="0 0 21600 21600" draw:type="rectangle" draw:enhanced-path="M 0 0 L 21600 0 21600 21600 0 21600 0 0 Z N"/></draw:custom-shape><draw:line draw:style-name="gr17" draw:text-style-name="P34" svg:x1="2.0921in" svg:y1="6.048in" svg:x2="1.2913in" svg:y2="5.4957in"><text:p/></draw:line><draw:line draw:style-name="gr18" draw:text-style-name="P34" svg:x1="3.1886in" svg:y1="6.0476in" svg:x2="3.1886in" svg:y2="5.4559in"><text:p/></draw:line><draw:line draw:style-name="gr19" draw:text-style-name="P34" svg:x1="4.1996in" svg:y1="6.0484in" svg:x2="5.0004in" svg:y2="5.535in"><text:p/></draw:line><draw:custom-shape draw:style-name="gr20" draw:text-style-name="P38" svg:width="3.7094in" svg:height="0.8295in" svg:x="1.3445in" svg:y="6.9157in"><text:p text:style-name="P32"><text:span text:style-name="T13">Incom</text:span><text:span text:style-name="T13">ing </text:span></text:p><text:p text:style-name="P32"><text:span text:style-name="T13">Trans</text:span><text:span text:style-name="T13">action</text:span><text:span text:style-name="T13">s</text:spa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
      <text:p text:style-name="P7">The solution consists of two parts</text:p>
      <text:list xml:id="list1377982898" text:style-name="L1">
        <text:list-item>
          <text:p text:style-name="P9">Hazelcast <text:span text:style-name="T4">c</text:span>luster for storing historical transactions</text:p>
        </text:list-item>
        <text:list-item>
          <text:p text:style-name="P9">Lines of Fraud Detection servers for processing incoming transactions for the detection of a fraud on each transaction</text:p>
        </text:list-item>
      </text:list>
      <text:h text:style-name="P19" text:outline-level="1">Design of Distributed Data Structure</text:h>
      <text:p text:style-name="P3">The distributed data consists of 30 million credit card each having 20 historical transactions. <text:span text:style-name="T2">The data structure is a simple 1:N relationship from credit card number to transactions. This use case did match with a distributed Map, one of the main features of Hazelcast.</text:span></text:p>
      <text:p text:style-name="P6">I thought about the following choices</text:p>
      <text:list xml:id="list1405873917" text:style-name="L2">
        <text:list-item>
          <text:p text:style-name="P11">IMap&lt;String,List&lt;Transaction&gt;&gt; , <text:s/>credit card number as key and a list of transactions as value</text:p>
        </text:list-item>
        <text:list-item>
          <text:p text:style-name="P11">IMap&lt;String,Transaction&gt;, credit card number + counter as key and a single transaction as value</text:p>
        </text:list-item>
        <text:list-item>
          <text:p text:style-name="P11"><text:s/>MultiMap&lt;String,Transaction&gt;, credit card number as key and Transaction as value</text:p>
        </text:list-item>
      </text:list>
      <text:h text:style-name="Heading_20_3" text:outline-level="3">Which components used and why</text:h>
      <text:p text:style-name="P13">First I preferred the MultiMap solution, because of the possibility to add or remove a single transaction without transporting the whole list over the network. However, this solution does not support the NATIVE format. </text:p>
      <text:p text:style-name="P13">Finally I preferred the Map&lt;String, List&lt;Transaction&gt;&gt; solution over the Map&lt;String, Transaction&gt; solution, because I can get the whole bunch of Transactions related to a single credit card in a single network round trip.</text:p>
      <text:p text:style-name="P13">The eviction challenge I solved with a MapInterceptor, which removes the expired transaction in its interceptGet method. Later the server puts the sent transactions back to the <text:s/>distributed map when he adds the new one.</text:p>
      <text:p text:style-name="P14">For not starting Fraud Detection process during initialization phase of the cluster, a distributed lock is used. Clients my check the lock’s state to ensure initialization has terminated.</text:p>
      <text:h text:style-name="Heading_20_1" text:outline-level="1">How does this solution scale for TPS and Latency</text:h>
      <text:p text:style-name="P13">For every fraud detection check the application needs to get the 20 transactions from the cluster over the network. The transaction object itself has a size of approx. 315 bytes, so 20 transactions are 6300 bytes or 50400 bits. </text:p>
      <text:p text:style-name="P13">On a 100Mb/s network connection between the cluster and a server, and taking the TCP/IP and Ethernet overhead of approx. 8% into account:</text:p>
      <text:p text:style-name="P13"><text:soft-page-break/>100000 / 50.4 * 0.92 = 1825 TPS</text:p>
      <text:p text:style-name="P15">These are only the transportation costs of the fraud detection check, not including the serialization and de-serialization of the transactions.</text:p>
      <text:h text:style-name="P20" text:outline-level="1">Sizing of the Cluster to Achieve a Particular Performance</text:h>
      <text:p text:style-name="P13">The requirement was to have 20 transactions for 30 million credit cards. A rough estimation of a single transaction is 315 bytes.</text:p>
      <text:p text:style-name="P13">20 * 30 million * 315 bytes = 189 GB</text:p>
      <text:p text:style-name="P13">We have 189 GB of active data and we need one backup, since the data loss would mean not detecting possible frauds, we end up with total 378 GB. Finally we add a 40 % of headroom and end up with 630 GB of total data.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
          </table:table-cell>
          <table:table-cell table:style-name="Table1.A1" office:value-type="string">
            <text:p text:style-name="P25">On Heap</text:p>
          </table:table-cell>
          <table:table-cell table:style-name="Table1.C1" office:value-type="string">
            <text:p text:style-name="P25">HD Memory</text:p>
          </table:table-cell>
        </table:table-row>
        <table:table-row table:style-name="Table1.1">
          <table:table-cell table:style-name="Table1.A2" office:value-type="string">
            <text:p text:style-name="P27">Number of JVMs</text:p>
          </table:table-cell>
          <table:table-cell table:style-name="Table1.A2" office:value-type="string">
            <text:p text:style-name="P26">180</text:p>
          </table:table-cell>
          <table:table-cell table:style-name="Table1.C2" office:value-type="string">
            <text:p text:style-name="P26">7</text:p>
          </table:table-cell>
        </table:table-row>
        <table:table-row table:style-name="Table1.1">
          <table:table-cell table:style-name="Table1.A2" office:value-type="string">
            <text:p text:style-name="P27">Number of CPU</text:p>
            <text:p text:style-name="P27">(8 CPU per member)</text:p>
          </table:table-cell>
          <table:table-cell table:style-name="Table1.A2" office:value-type="string">
            <text:p text:style-name="P26">1440</text:p>
          </table:table-cell>
          <table:table-cell table:style-name="Table1.C2" office:value-type="string">
            <text:p text:style-name="P26">56</text:p>
          </table:table-cell>
        </table:table-row>
        <table:table-row table:style-name="Table1.1">
          <table:table-cell table:style-name="Table1.A2" office:value-type="string">
            <text:p text:style-name="P27">RAM </text:p>
          </table:table-cell>
          <table:table-cell table:style-name="Table1.A2" office:value-type="string">
            <text:p text:style-name="P26">720 GB</text:p>
          </table:table-cell>
          <table:table-cell table:style-name="Table1.C2" office:value-type="string">
            <text:p text:style-name="P26">896 GB</text:p>
          </table:table-cell>
        </table:table-row>
      </table:table>
      <text:p text:style-name="P13"/>
      <text:p text:style-name="P13">Since recommendations of Hazelcast is having smaller clusters with more powerful hardware I suggest using the HD Memory feature. Further when using HD Memory Hazelcast recommends a maximum of 100 GB of HD Memory per member. </text:p>
      <text:p text:style-name="P13">Additionally I suggest setting partition-count to above 6300 for example <text:bookmark-start text:name="__DdeLink__755_2168404174"/><text:span text:style-name="T5">9173</text:span><text:bookmark-end text:name="__DdeLink__755_2168404174"/>. This leads to a maximum partition size of 100 MB, which is recommended by Hazelcast.</text:p>
      <text:p text:style-name="P15">Taking this into account I suggest having a cluster of 7 members with each 128 GB memory.</text:p>
      <text:h text:style-name="P20" text:outline-level="1">Durability and Availability of the Application</text:h>
      <text:p text:style-name="P13">The cluster is designed to hold one backup, but I would favor performance over perfect data integrity. That’s why I recommend setting async-backup-count = 1 instead of backup-count = 1. </text:p>
      <text:p text:style-name="P13">Remember we have 7 members carrying 630 GB of data, so one member holds 90 GB. In case of a member shutdown the 90 GB would be split up on the remaining 6 members, resulting in 105 GB of data on each. This is slightly more than Hazelcast’s recommendation of 100 GB per member. </text:p>
      <text:p text:style-name="P15">In this case I would suggest to increase the number of the cluster members to 8. <text:s/>Then each member holds 78.75 GB data and in the case of a member shutdown each member had to carry 11.25 GB more what sums up to 90 GB.</text:p>
      <text:h text:style-name="P20" text:outline-level="1"><text:soft-page-break/>Test Environment</text:h>
      <text:p text:style-name="P13">I tested the solution on my personal laptop which has the following specification</text:p>
      <table:table table:name="Table2" table:style-name="Table2">
        <table:table-column table:style-name="Table2.A"/>
        <table:table-column table:style-name="Table2.B"/>
        <table:table-row table:style-name="Table2.1">
          <table:table-cell table:style-name="Table2.A1" office:value-type="string">
            <text:p text:style-name="P25">Name</text:p>
          </table:table-cell>
          <table:table-cell table:style-name="Table2.B1" office:value-type="string">
            <text:p text:style-name="P28">Value</text:p>
          </table:table-cell>
        </table:table-row>
        <table:table-row table:style-name="Table2.1">
          <table:table-cell table:style-name="Table2.A2" office:value-type="string">
            <text:p text:style-name="P27">OS</text:p>
          </table:table-cell>
          <table:table-cell table:style-name="Table2.B2" office:value-type="string">
            <text:p text:style-name="P26">Ubuntu Linux</text:p>
          </table:table-cell>
        </table:table-row>
        <table:table-row table:style-name="Table2.1">
          <table:table-cell table:style-name="Table2.A2" office:value-type="string">
            <text:p text:style-name="P27">OS-type</text:p>
          </table:table-cell>
          <table:table-cell table:style-name="Table2.B2" office:value-type="string">
            <text:p text:style-name="P26">64-bit</text:p>
          </table:table-cell>
        </table:table-row>
        <table:table-row table:style-name="Table2.1">
          <table:table-cell table:style-name="Table2.A2" office:value-type="string">
            <text:p text:style-name="P27">Memory</text:p>
          </table:table-cell>
          <table:table-cell table:style-name="Table2.B2" office:value-type="string">
            <text:p text:style-name="P26">16 GB</text:p>
          </table:table-cell>
        </table:table-row>
        <table:table-row table:style-name="Table2.1">
          <table:table-cell table:style-name="Table2.A2" office:value-type="string">
            <text:p text:style-name="P27">CPU</text:p>
          </table:table-cell>
          <table:table-cell table:style-name="Table2.B2" office:value-type="string">
            <text:p text:style-name="P26">4 * 2.6 GHz</text:p>
          </table:table-cell>
        </table:table-row>
        <table:table-row table:style-name="Table2.1">
          <table:table-cell table:style-name="Table2.A2" office:value-type="string">
            <text:p text:style-name="P27">Disk</text:p>
          </table:table-cell>
          <table:table-cell table:style-name="Table2.B2" office:value-type="string">
            <text:p text:style-name="P26">500 GB</text:p>
          </table:table-cell>
        </table:table-row>
      </table:table>
      <text:p text:style-name="P13"/>
      <text:p text:style-name="P13">And the following Hazelcast configuration</text:p>
      <text:p text:style-name="P21"><text:span text:style-name="T7">&lt;</text:span><text:span text:style-name="T9">native-memory </text:span><text:span text:style-name="T10">enabled=</text:span><text:span text:style-name="T11">"true" </text:span><text:span text:style-name="T10">allocator-type=</text:span><text:span text:style-name="T11">"POOLED"</text:span><text:span text:style-name="T7">&gt;</text:span></text:p>
      <text:p text:style-name="P21"><text:span text:style-name="T8"><text:s text:c="4"/></text:span><text:span text:style-name="T7">&lt;</text:span><text:span text:style-name="T9">size </text:span><text:span text:style-name="T10">value=</text:span><text:span text:style-name="T11">"6" </text:span><text:span text:style-name="T10">unit=</text:span><text:span text:style-name="T11">"GIGABYTES"</text:span><text:span text:style-name="T7">/&gt;</text:span></text:p>
      <text:p text:style-name="P21"><text:span text:style-name="T7">&lt;/</text:span><text:span text:style-name="T9">native-memory</text:span><text:span text:style-name="T7">&gt;</text:span></text:p>
      <text:p text:style-name="P21"><text:span text:style-name="T7">&lt;</text:span><text:span text:style-name="T9">map </text:span><text:span text:style-name="T10">name=</text:span><text:span text:style-name="T11">"historicalTransactions"</text:span><text:span text:style-name="T7">&gt;</text:span></text:p>
      <text:p text:style-name="P21"><text:span text:style-name="T8"><text:s text:c="4"/></text:span><text:span text:style-name="T7">&lt;</text:span><text:span text:style-name="T9">in-memory-format</text:span><text:span text:style-name="T7">&gt;</text:span><text:span text:style-name="T6">NATIVE</text:span><text:span text:style-name="T7">&lt;/</text:span><text:span text:style-name="T9">in-memory-format</text:span><text:span text:style-name="T7">&gt;</text:span></text:p>
      <text:p text:style-name="P21"><text:span text:style-name="T8"><text:s text:c="4"/></text:span><text:span text:style-name="T7">&lt;</text:span><text:span text:style-name="T9">backup-count</text:span><text:span text:style-name="T7">&gt;</text:span><text:span text:style-name="T6">0</text:span><text:span text:style-name="T7">&lt;/</text:span><text:span text:style-name="T9">backup-count</text:span><text:span text:style-name="T7">&gt;</text:span></text:p>
      <text:p text:style-name="P23"><text:span text:style-name="T7">&lt;/</text:span><text:span text:style-name="T9">map</text:span><text:span text:style-name="T7">&gt;</text:span></text:p>
      <text:p text:style-name="P13">And only working with 300 000 credit cards. </text:p>
      <text:p text:style-name="P13">I received the following results</text:p>
      <table:table table:name="Table3" table:style-name="Table3">
        <table:table-column table:style-name="Table3.A"/>
        <table:table-column table:style-name="Table3.B"/>
        <table:table-row table:style-name="Table3.1">
          <table:table-cell table:style-name="Table3.A1" office:value-type="string">
            <text:p text:style-name="P25">Number of Servers</text:p>
          </table:table-cell>
          <table:table-cell table:style-name="Table3.B1" office:value-type="string">
            <text:p text:style-name="P25">TPS total</text:p>
          </table:table-cell>
        </table:table-row>
        <table:table-row table:style-name="Table3.1">
          <table:table-cell table:style-name="Table3.A2" office:value-type="string">
            <text:p text:style-name="P26">1</text:p>
          </table:table-cell>
          <table:table-cell table:style-name="Table3.B2" office:value-type="string">
            <text:p text:style-name="P26">850</text:p>
          </table:table-cell>
        </table:table-row>
        <table:table-row table:style-name="Table3.1">
          <table:table-cell table:style-name="Table3.A2" office:value-type="string">
            <text:p text:style-name="P26">2</text:p>
          </table:table-cell>
          <table:table-cell table:style-name="Table3.B2" office:value-type="string">
            <text:p text:style-name="P26">980</text:p>
          </table:table-cell>
        </table:table-row>
        <table:table-row table:style-name="Table3.1">
          <table:table-cell table:style-name="Table3.A2" office:value-type="string">
            <text:p text:style-name="P26">3</text:p>
          </table:table-cell>
          <table:table-cell table:style-name="Table3.B2" office:value-type="string">
            <text:p text:style-name="P26">1200</text:p>
          </table:table-cell>
        </table:table-row>
        <table:table-row table:style-name="Table3.1">
          <table:table-cell table:style-name="Table3.A2" office:value-type="string">
            <text:p text:style-name="P26">4</text:p>
          </table:table-cell>
          <table:table-cell table:style-name="Table3.B2" office:value-type="string">
            <text:p text:style-name="P26">1200</text:p>
          </table:table-cell>
        </table:table-row>
      </table:table>
      <text:p text:style-name="P13"/>
      <text:p text:style-name="P13">I noticed that having more Fraud Detection applications running was resulting in a higher total TPS. So I changed my implementation of FraudDetectionImpl to be able to start multiple worker threads. There is a configuration property I added to the FraudDetection.properties file </text:p>
      <text:p text:style-name="P13"><text:span text:style-name="T12">NumberOfWorkers</text:span> which defaults to 8</text:p>
      <text:p text:style-name="P15">I received the best result by setting it to 4 what led me to a TPS of 1350. I recommend setting the property to the number of CPUs on the machine which is running the server.</text:p>
      <text:h text:style-name="P20" text:outline-level="1">Production Environment</text:h>
      <text:p text:style-name="P13">Based on the measurements of my test environment my calculation is the following. I must state out that whatever I write in this section is based ONLY on my personal measurements on my laptop with</text:p>
      <text:list xml:id="list2293209537" text:style-name="WW8Num4">
        <text:list-item>
          <text:p text:style-name="P16"><text:soft-page-break/>different data size</text:p>
        </text:list-item>
        <text:list-item>
          <text:p text:style-name="P16">no network costs</text:p>
        </text:list-item>
        <text:list-item>
          <text:p text:style-name="P16">different configuration then suggested</text:p>
        </text:list-item>
      </text:list>
      <text:p text:style-name="P13">If my machine is able to do 1350 TPS with 4 CPUs I assume 8 CPUs would do almost the double, which is 2700 TPS. </text:p>
      <text:p text:style-name="P13">If the network supports that amount of TPS (remember the estimation for 100 Mb/s was 1800 TPS), I estimate that a line of a Fraud Detection server could execut 2700 TPS.</text:p>
      <text:h text:style-name="P20" text:outline-level="1">Improvement of the Fraud Detection Application</text:h>
      <text:p text:style-name="P13">The data format of a transaction is a Transaction object, which has approx. 315 bytes. The benefit of having the object is only during the execution of the rules. </text:p>
      <text:p text:style-name="P17">There is no need to store the whole transaction object in the cluster. I would change the given skeleton and have only the String representation of a transaction stored in the cluster, which has approx. 145 bytes. We would need approx. half of the cluster space and would have approx half of the laten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DejaVu Sans Mono" svg:font-family="'DejaVu Sans Mono'"/>
    <style:font-face style:name="OpenSymbol1" svg:font-family="OpenSymbol, 'Arial Unicode MS'"/>
    <style:font-face style:name="DejaVu Sans Mono1" svg:font-family="'DejaVu Sans Mono'" style:font-family-generic="modern"/>
    <style:font-face style:name="Liberation Mono" svg:font-family="'Liberation Mono', 'Courier New'" style:font-family-generic="modern"/>
    <style:font-face style:name="Arial" svg:font-family="Arial, Helvetica" style:font-family-generic="swiss"/>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ejaVu Sans Mono1" style:font-family-asian="'DejaVu Sans Mono'" style:font-family-generic-asian="modern" style:font-size-asian="10pt" style:font-name-complex="Liberation Mono" style:font-family-complex="'Liberation Mono', 'Courier New'" style:font-family-generic-complex="modern"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465in" fo:text-indent="-0.25in" fo:margin-left="0.546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965in" fo:text-indent="-0.25in" fo:margin-left="0.796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0465in" fo:text-indent="-0.25in" fo:margin-left="1.0465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965in" fo:text-indent="-0.25in" fo:margin-left="1.296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965in" fo:text-indent="-0.25in" fo:margin-left="1.796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965in" fo:text-indent="-0.25in" fo:margin-left="2.296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465in" fo:text-indent="-0.25in" fo:margin-left="2.546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6:01:15.293795508</meta:creation-date>
    <dc:date>2017-06-11T19:59:44.150043914</dc:date>
    <meta:editing-duration>PT15M16S</meta:editing-duration>
    <meta:editing-cycles>4</meta:editing-cycles>
    <meta:generator>LibreOffice/5.3.1.2$Linux_X86_64 LibreOffice_project/30m0$Build-2</meta:generator>
    <meta:document-statistic meta:table-count="3" meta:image-count="0" meta:object-count="0" meta:page-count="5" meta:paragraph-count="95" meta:word-count="1114" meta:character-count="6686" meta:non-whitespace-character-count="5648"/>
  </office:meta>
</office:document-meta>
</file>